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ee0fc" officeooo:paragraph-rsid="001ee0fc" style:font-weight-asian="bold" style:font-weight-complex="bold"/>
    </style:style>
    <style:style style:name="P2" style:family="paragraph" style:parent-style-name="Standard">
      <style:text-properties fo:font-weight="bold" officeooo:rsid="0020148b" officeooo:paragraph-rsid="0020148b" style:font-weight-asian="bold" style:font-weight-complex="bold"/>
    </style:style>
    <style:style style:name="P3" style:family="paragraph" style:parent-style-name="Standard">
      <style:text-properties fo:font-weight="normal" officeooo:rsid="002045e8" officeooo:paragraph-rsid="002045e8" style:font-weight-asian="normal" style:font-weight-complex="normal"/>
    </style:style>
    <style:style style:name="P4" style:family="paragraph" style:parent-style-name="Standard">
      <style:text-properties fo:font-weight="normal" officeooo:rsid="002045e8" officeooo:paragraph-rsid="00246ea2" style:font-weight-asian="normal" style:font-weight-complex="normal"/>
    </style:style>
    <style:style style:name="P5" style:family="paragraph" style:parent-style-name="Standard">
      <style:text-properties fo:font-weight="normal" officeooo:rsid="0025d680" officeooo:paragraph-rsid="0025d680" style:font-weight-asian="normal" style:font-weight-complex="normal"/>
    </style:style>
    <style:style style:name="T1" style:family="text">
      <style:text-properties officeooo:rsid="002239c5"/>
    </style:style>
    <style:style style:name="T2" style:family="text">
      <style:text-properties officeooo:rsid="0022a402"/>
    </style:style>
    <style:style style:name="T3" style:family="text">
      <style:text-properties officeooo:rsid="00235b93"/>
    </style:style>
    <style:style style:name="T4" style:family="text">
      <style:text-properties officeooo:rsid="00246ea2"/>
    </style:style>
    <style:style style:name="T5" style:family="text">
      <style:text-properties fo:font-weight="bold" style:font-weight-asian="bold" style:font-weight-complex="bold"/>
    </style:style>
    <style:style style:name="T6" style:family="text">
      <style:text-properties officeooo:rsid="0025d6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HE EXPERIMENT SETUP</text:p>
      <text:p text:style-name="P1"/>
      <text:p text:style-name="P2"/>
      <text:p text:style-name="P2"/>
      <text:p text:style-name="P2"/>
      <text:p text:style-name="P2">A) DATASET</text:p>
      <text:p text:style-name="P2"/>
      <text:p text:style-name="P3">For the experiments we use the Weatherbench dataset, <text:span text:style-name="T2">that was defined as a benchmark for data-driven weather prediction.</text:span> It originates from the ERA5 reanalysis dataset (Hersbach et. al., 2020). The data is given hourly for 40 years, from 1979 to 2018. WB downscales the raw data to provide three more appropriate resolutions, as well as 13 vertical levels for 3D parameters. Vertical levels are of hecto-Pascal <text:span text:style-name="T4">(hPa)</text:span> units, <text:span text:style-name="T1">not physical height</text:span><text:span text:style-name="T4">s</text:span><text:span text:style-name="T1">.</text:span></text:p>
      <text:p text:style-name="P3"><text:tab/></text:p>
      <text:p text:style-name="P4"><text:span text:style-name="T4">W</text:span><text:span text:style-name="T1">e choose to </text:span><text:span text:style-name="T2">examine</text:span><text:span text:style-name="T1"> 7 out of 14 available parameters with a resolution of 5.625o (32 x 64 grid points). The parameters are in order, 2m-temperature (t2m), u (longitude) and v (latitude) component of wind at 10m height (u10, v10), 500hPa geopotential (z), 850 hPa temperature (t), total cloud cover (tcc) and total precipitation (tp). The first </text:span><text:span text:style-name="T2">30 years are used for training, where as the following 2 years are reserved for validation. Testing is done on the remaining 8 years.</text:span></text:p>
      <text:p text:style-name="P5">(a small table for variable descriptions would be helpful)</text:p>
      <text:p text:style-name="P3"/>
      <text:p text:style-name="P3"><text:tab/></text:p>
      <text:p text:style-name="P3"><text:span text:style-name="T2">Our two model structures get inputs with different dimensions. Many-to-many models have an input and output of shape 7</text:span><text:span text:style-name="T6">(10??)</text:span><text:span text:style-name="T2">x32x64 whereas the many-to-one models have an input of shape 6x32x64 and an output of shape 32x64. For both models, t</text:span><text:span text:style-name="T3">he experiment data is rescaled to only one time point of each day, namely 12H GMT. This is to simplify the structure of the dataset by removing the daily cycle. Furthermore, we normalize the parameters </text:span><text:span text:style-name="T4">to have a mean of 0 and a standard deviation of 1 with the aim of balancing the difference in parameter size and variation.</text:span></text:p>
      <text:p text:style-name="P3"/>
      <text:p text:style-name="P4"><text:tab/><text:span text:style-name="T4">We use the f</text:span><text:span text:style-name="T1">irst </text:span><text:span text:style-name="T2">30 years for training </text:span><text:span text:style-name="T4">and the following 2 years for validation.</text:span><text:span text:style-name="T2"> Testing is done on the remaining 8 years.</text:span></text:p>
      <text:p text:style-name="P3"/>
      <text:p text:style-name="P3"><text:tab/><text:span text:style-name="T1">(What about the use of constant variables to improve prediction accuracy? This is not possible when doing correlation analysis because then those parameters will interfere.)</text:span></text:p>
      <text:p text:style-name="P2"/>
      <text:p text:style-name="P2"/>
      <text:p text:style-name="P2">B) TRAINING PROCESS</text:p>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17:21:45.778246376</meta:creation-date>
    <dc:date>2023-02-03T19:09:37.624371046</dc:date>
    <meta:editing-duration>PT12M48S</meta:editing-duration>
    <meta:editing-cycles>3</meta:editing-cycles>
    <meta:generator>LibreOffice/7.3.6.2$Linux_X86_64 LibreOffice_project/30$Build-2</meta:generator>
    <meta:document-statistic meta:table-count="0" meta:image-count="0" meta:object-count="0" meta:page-count="1" meta:paragraph-count="11" meta:word-count="315" meta:character-count="1898" meta:non-whitespace-character-count="1588"/>
  </office:meta>
</office:document-meta>
</file>